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a5b" officeooo:paragraph-rsid="00001a5b"/>
    </style:style>
    <style:style style:name="P2" style:family="paragraph" style:parent-style-name="Standard">
      <style:text-properties officeooo:rsid="00014d7b" officeooo:paragraph-rsid="00014d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g 221</text:p>
      <text:p text:style-name="P2"/>
      <text:p text:style-name="P2">C H A P T E R N I N E</text:p>
      <text:p text:style-name="P2">9.UNCOMMON AMONGST</text:p>
      <text:p text:style-name="P2">UNCOMMON</text:p>
      <text:p text:style-name="P2">THE ANESTHESIA TOOK HOLD, AND I FELT MYSELF WHEELING BACKWARD UNTIL I</text:p>
      <text:p text:style-name="P2">landed in a scene from my past. We were humping through the jungle in the</text:p>
      <text:p text:style-name="P2">dead of night. Our movement was stealthy and silent, but swift. Had to be.</text:p>
      <text:p text:style-name="P2">He who hits first wins the fight, most of the time.</text:p>
      <text:p text:style-name="P2">We crested a pass, took shelter beneath a thick stand of towering mahogany</text:p>
      <text:p text:style-name="P2">trees in the triple canopy jungle, and tracked our targets through night vision</text:p>
      <text:p text:style-name="P2">goggles. Even without sunlight, the tropical heat was intense and sweat slid</text:p>
      <text:p text:style-name="P2">down the side of my face like dew drops on a window pane. I was twentyseven years old, and my Platoon and Rambo fever dreams had become real</text:p>
      <text:p text:style-name="P2">as fuck. I blinked twice, exhaled, and on the OIC’s signal, opened fire.</text:p>
      <text:p text:style-name="P2">My entire body reverberated with the rhythm of the M60, a belt-fed machine</text:p>
      <text:p text:style-name="P2">gun, firing 500–650 rounds per minute. As the one-hundred-round belt fed</text:p>
      <text:p text:style-name="P2">the growling machine and flared from the barrel, adrenaline flooded my</text:p>
      <text:p text:style-name="P2">bloodstream and saturated my brain. My focus narrowed. There was nothing</text:p>
      <text:p text:style-name="P2">else but me, my weapon, and the target I was shredding with zero apologies.</text:p>
      <text:p text:style-name="P2">It was 2002, I was fresh out of BUD/S, and as a full-time Navy SEAL, I was</text:p>
      <text:p text:style-name="P2">now officially one of the world’s most fit and deadly warriors and one of the</text:p>
      <text:p text:style-name="P2">hardest men alive. Or so I thought, but this was years before my descent into</text:p>
      <text:p text:style-name="P2">the ultra rabbit hole. September 11th was still a fresh, gaping wound in the</text:p>
      <text:p text:style-name="P2">American collective consciousness, and its ripple effects changed everything</text:p>
      <text:p text:style-name="P2">for guys like us. Combat was no longer a mythical state of mind we aspired</text:p>
      <text:p text:style-name="P2">to. It was real and ongoing in the mountains, villages, and cities of</text:p>
      <text:p text:style-name="P2">Afghanistan. Meanwhile, we were moored in fucking Malaysia, awaiting</text:p>
      <text:p text:style-name="P2">orders, hoping to join the fight.</text:p>
      <text:p text:style-name="P2">And we trained like it.</text:p>
      <text:p text:style-name="P2">After BUD/S, I moved on to SEAL Qualification Training, where I officially</text:p>
      <text:p text:style-name="P2">earned my Trident before landing in my first platoon. Training continued</text:p>
      <text:p text:style-name="P2">with jungle warfare exercises in Malaysia. We rappelled and fast-roped up</text:p>
      <text:p text:style-name="P2">and down from hovering helicopters. Some men were trained as snipers, and</text:p>
      <text:p text:style-name="P2">since I was the biggest man in the unit—my weight was back up to 250</text:p>
      <text:p text:style-name="P2">pounds by then—I scored the job of carrying the Pig, the nickname for the</text:p>
      <text:p text:style-name="P2">M60 because it sounded like the grunt of a barnyard hog.</text:p>
      <text:p text:style-name="P2">SQT graduation (note the blood stains from the Trident being punched into my chest)</text:p>
      <text:p text:style-name="P2">Most people dreaded Pig detail, but I was obsessed with that gun. The</text:p>
      <text:p text:style-name="P2">weapon alone was twenty pounds, and each belt of one-hundred rounds</text:p>
      <text:p text:style-name="P2">weighed in at seven pounds. I carried six to seven of those (one on the gun,</text:p>
      <text:p text:style-name="P2">four on my waist, and one in a pouch strapped to my rucksack), the weapon,</text:p>
      <text:p text:style-name="P2">and my fifty-pound ruck everywhere we went and was expected to move just</text:p>
      <text:p text:style-name="P2">as fast as everyone else. I had no choice. We train as we fight, and live</text:p>
      <text:p text:style-name="P2">ammo is necessary to mimic true combat so we could perfect the SEAL</text:p>
      <text:p text:style-name="P2">battle maxim: shoot, move, communicate.</text:p>
      <text:p text:style-name="P2">That meant keeping barrel discretion on point. We couldn’t let our weapon</text:p>
      <text:p text:style-name="P2">spray just anywhere. That’s how friendly fire incidents happen, and it takes</text:p>
      <text:p text:style-name="P2">great muscle discipline and attention to detail to know where you’re aiming</text:p>
      <text:p text:style-name="P2"><text:soft-page-break/>in relation to the location of your teammates at all times, especially when</text:p>
      <text:p text:style-name="P2">armed with the Pig. Maintaining a high standard of safety and delivering</text:p>
      <text:p text:style-name="P2">deadly force on-target when duty calls is what makes an average SEAL a</text:p>
      <text:p text:style-name="P2">good operator.</text:p>
      <text:p text:style-name="P2">Most people think once you’re a SEAL you’re always in the circle, but that’s</text:p>
      <text:p text:style-name="P2">not true. I learned quickly that we were constantly being judged, and the</text:p>
      <text:p text:style-name="P2">second I was unsafe, whether I was still a new guy or a veteran operator, I’d</text:p>
      <text:p text:style-name="P2">be out! I was one of three new guys in my first platoon, and one of them had</text:p>
      <text:p text:style-name="P2">to have his gun taken away because he was so unsafe. For ten days, we</text:p>
      <text:p text:style-name="P2">moved through the Malaysian jungle, sleeping in hammocks, paddling</text:p>
      <text:p text:style-name="P2">dugouts, carrying our weapons all day and night, and he was stuck hauling a</text:p>
      <text:p text:style-name="P2">fucking broomstick like the Wicked Witch of the West. Even then he</text:p>
      <text:p text:style-name="P2">couldn’t hack it and wound up getting booted. Our officers in that first</text:p>
      <text:p text:style-name="P2">platoon kept everybody honest, and I respected them for it.</text:p>
      <text:p text:style-name="P2">“In combat, nobody just turns into Rambo,” Dana De Coster told me</text:p>
      <text:p text:style-name="P2">recently. Dana was second in command on my first platoon with SEAL</text:p>
      <text:p text:style-name="P2">Team Five. These days he’s Director of Operations at BUD/S. “We push</text:p>
      <text:p text:style-name="P2">ourselves hard so when bullets do start flying we fall back on really good</text:p>
      <text:p text:style-name="P2">training, and it’s important that the point where we fall back is so high, we</text:p>
      <text:p text:style-name="P2">know we’re gonna outperform the enemy. We may not become Rambo, but</text:p>
      <text:p text:style-name="P2">we’ll be damn close.”</text:p>
      <text:p text:style-name="P2">A lot of people are fascinated by the weaponry and gunfights SEALs utilize</text:p>
      <text:p text:style-name="P2">and engage in, but that was never my favorite part of the job. I was damn</text:p>
      <text:p text:style-name="P2">good at it, but I preferred going to war with myself. I’m talking about strong</text:p>
      <text:p text:style-name="P2">physical training, and my first platoon delivered that too. We would go on</text:p>
      <text:p text:style-name="P2">long run-swim-runs most mornings before work. We weren’t just getting</text:p>
      <text:p text:style-name="P2">miles in either. We were competing, and our officers led from the front. Our</text:p>
      <text:p text:style-name="P2">OIC and Dana, his second, were two of the best athletes in the entire platoon</text:p>
      <text:p text:style-name="P2">and my Platoon Chief, Chris Beck (who now goes by Kristin Beck, and is</text:p>
      <text:p text:style-name="P2">one of most famous trans women on Twitter; talk about being the only!), was</text:p>
      <text:p text:style-name="P2">a hard motherfucker too.</text:p>
      <text:p text:style-name="P2">“It’s funny,” Dana said, “[the OIC and I] never really talked about our</text:p>
      <text:p text:style-name="P2">philosophy on PT. We just competed. I wanted to beat him and he wanted to</text:p>
      <text:p text:style-name="P2">beat me, and that got people talking about how hard we were getting after</text:p>
      <text:p text:style-name="P2">it.”</text:p>
      <text:p text:style-name="P2">There was never a doubt in my mind that Dana was off his damn rocker. I</text:p>
      <text:p text:style-name="P2">remember before we shipped out for Indonesia, with stops in Guam,</text:p>
      <text:p text:style-name="P2">Malaysia, Thailand, and Korea, we did a number of training dives off San</text:p>
      <text:p text:style-name="P2">Clemente Island. Dana was my swim buddy, and one morning he challenged</text:p>
      <text:p text:style-name="P2">me to do a training dive in fifty-five-degree water without a wetsuit because</text:p>
      <text:p text:style-name="P2">that’s how the predecessors to the SEALs did it when they prepared the</text:p>
      <text:p text:style-name="P2">beaches in Normandy for the famous D-Day invasion during World War II.</text:p>
      <text:p text:style-name="P2">“Let’s go old school and dive in shorts with our dive knives,” he said.</text:p>
      <text:p text:style-name="P2">He had the animalistic mentality I thrived on, and I wasn’t about to back</text:p>
      <text:p text:style-name="P2">down from that challenge. We swam and dove together all over Southeast</text:p>
      <text:p text:style-name="P2">Asia, where we trained elite military units in Malaysia and sharpened the</text:p>
      <text:p text:style-name="P2">skills of Thai Navy SEALs—the crew of frogmen who saved the soccer kids</text:p>
      <text:p text:style-name="P2">in the cave in the summer of 2018. They were engaged with an Islamist</text:p>
      <text:p text:style-name="P2">insurgency in South Thailand. Wherever we deployed, I loved those PT</text:p>
      <text:p text:style-name="P2"><text:soft-page-break/>mornings above all else. Pretty soon, every man in that platoon was</text:p>
      <text:p text:style-name="P2">competing against everyone else, but no matter how hard I tried I couldn’t</text:p>
      <text:p text:style-name="P2">seem to catch our two officers and usually came in third place. Didn’t matter.</text:p>
      <text:p text:style-name="P2">It wasn’t important who won because everybody was capping personal bests</text:p>
      <text:p text:style-name="P2">almost every day, and that’s what stayed with me. The power of a</text:p>
      <text:p text:style-name="P2">competitive environment to amp up an entire platoon’s commitment and</text:p>
      <text:p text:style-name="P2">achievement!</text:p>
      <text:p text:style-name="P2">This was exactly the environment I’d been dreaming of when I classed up</text:p>
      <text:p text:style-name="P2">for BUD/S. We were all living the SEAL ethos, and I couldn’t wait to see</text:p>
      <text:p text:style-name="P2">where it took us individually and as a unit once we tagged into the fight. But</text:p>
      <text:p text:style-name="P2">as war raged in Afghanistan, all we could do was sit tight and hope our</text:p>
      <text:p text:style-name="P2">number was called.</text:p>
      <text:p text:style-name="P2">We were in a Korean bowling alley when we watched the invasion of Iraq</text:p>
      <text:p text:style-name="P2">together. It was depressing as hell. We had been training hard for an</text:p>
      <text:p text:style-name="P2">opportunity like that. Our foundation had been reinforced with all that PT,</text:p>
      <text:p text:style-name="P2">and filled out with robust weapons and tactical training. We’d become a</text:p>
      <text:p text:style-name="P2">deadly unit frothing to be a part of the action, and the fact that we were</text:p>
      <text:p text:style-name="P2">passed over again pissed us all off. So we took it out on one another every</text:p>
      <text:p text:style-name="P2">morning.</text:p>
      <text:p text:style-name="P2">Navy SEALs were treated like rock stars at the bases we visited around the</text:p>
      <text:p text:style-name="P2">world, and some of the guys partied like it. In fact, most SEALs enjoyed</text:p>
      <text:p text:style-name="P2">their share of big nights out, but not me. I’d gotten into the SEALs by living</text:p>
      <text:p text:style-name="P2">a Spartan lifestyle and felt my job at night was to rest, recharge, and get my</text:p>
      <text:p text:style-name="P2">body and mind right for battle again the next day. I was forever missionready, and my attitude earned respect from some, but our OIC tried to</text:p>
      <text:p text:style-name="P2">influence me to let go a little and become “one of the boys.”</text:p>
      <text:p text:style-name="P2">I had great respect for our OIC. He’d graduated from the Naval Academy</text:p>
      <text:p text:style-name="P2">and the University of Cambridge. He was clearly smart, a stud athlete, and a</text:p>
      <text:p text:style-name="P2">great leader, on his way to claiming a coveted spot on DEVGRU, so his</text:p>
      <text:p text:style-name="P2">opinion mattered to me. It mattered to all of us, because he was responsible</text:p>
      <text:p text:style-name="P2">for evaluating us and those evaluations have a way of following you around</text:p>
      <text:p text:style-name="P2">and affecting your military career going forward.</text:p>
      <text:p text:style-name="P2">On paper, my first evaluation was solid. He was impressed with my skills</text:p>
      <text:p text:style-name="P2">and all-out effort, but he also dropped some off the record wisdom. “You</text:p>
      <text:p text:style-name="P2">know, Goggins,” he said, “you’d understand the job a little better if you hung</text:p>
      <text:p text:style-name="P2">out with the guys more. That’s when I learn the most about operating in the</text:p>
      <text:p text:style-name="P2">field, hanging with the boys, hearing their stories. It’s important to be part of</text:p>
      <text:p text:style-name="P2">the group.”</text:p>
      <text:p text:style-name="P2">His words were a reality check that hurt. Clearly, the OIC, and probably</text:p>
      <text:p text:style-name="P2">some of the other guys, thought I was a little different. Of course I was! I</text:p>
      <text:p text:style-name="P2">came from fucking nothing! I didn’t get recruited to the Naval Academy. I</text:p>
      <text:p text:style-name="P2">didn’t even know where the fuck Cambridge was. I wasn’t raised around</text:p>
      <text:p text:style-name="P2">pools. I had to teach myself to swim. Fuck, I shouldn’t have even been a</text:p>
      <text:p text:style-name="P2">SEAL, but I made it, and I thought that made me part of the group, but now I</text:p>
      <text:p text:style-name="P2">realized I was part of the Teams—not the brotherhood.</text:p>
      <text:p text:style-name="P2">I had to go out and socialize with the guys after hours to prove my value?</text:p>
      <text:p text:style-name="P2">That was a big ask for an introvert like me.</text:p>
      <text:p text:style-name="P2">Fuck that.</text:p>
      <text:p text:style-name="P2">I’d arrived in that platoon because of my intense dedication and I wasn’t</text:p>
      <text:p text:style-name="P2"><text:soft-page-break/>about to let up. While people were out at night I was reading up on tactics,</text:p>
      <text:p text:style-name="P2">weaponry, and war. I was a perpetual student! In my mind I was training for</text:p>
      <text:p text:style-name="P2">opportunities that didn’t even exist yet. Back then you couldn’t screen to join</text:p>
      <text:p text:style-name="P2">DEVGRU until after you finished your second platoon, but I was already</text:p>
      <text:p text:style-name="P2">preparing for that opportunity, and I refused to compromise who I was to</text:p>
      <text:p text:style-name="P2">conform to their unwritten rules.</text:p>
      <text:p text:style-name="P2">DEVGRU (and the Army’s Delta Force) are considered the very best within</text:p>
      <text:p text:style-name="P2">the best of special operations. They get the tip of the spear missions, like the</text:p>
      <text:p text:style-name="P2">Osama Bin Laden raid, and from that point on, I decided I wouldn’t and</text:p>
      <text:p text:style-name="P2">couldn’t be satisfied just being a vanilla Navy SEAL. Yeah, we were all</text:p>
      <text:p text:style-name="P2">uncommon, hard motherfuckers compared to civilians, but now I saw I was</text:p>
      <text:p text:style-name="P2">uncommon even among the uncommon, and if that’s who I was, then so the</text:p>
      <text:p text:style-name="P2">fuck be it. I may as well separate myself even more. Not long after that</text:p>
      <text:p text:style-name="P2">evaluation, I won the morning race for the first time. I passed up Dana and</text:p>
      <text:p text:style-name="P2">the OIC in the last half mile and never looked back.</text:p>
      <text:p text:style-name="P2">Platoon assignments last for two years, and by the end of our deployment</text:p>
      <text:p text:style-name="P2">most of the guys were ready for a breather before tackling their next platoon,</text:p>
      <text:p text:style-name="P2">which judging by the wars we were involved in were almost guaranteed to</text:p>
      <text:p text:style-name="P2">take them into combat. I didn’t want or need a break because the uncommon</text:p>
      <text:p text:style-name="P2">among uncommon don’t take breaks!</text:p>
      <text:p text:style-name="P2">After my first evaluation I started studying the other branches in the military</text:p>
      <text:p text:style-name="P2">(Coast Guard not included) and read up on their special forces. Navy SEALs</text:p>
      <text:p text:style-name="P2">like to think that we’re the best of them all, but I wanted to see for myself. I</text:p>
      <text:p text:style-name="P2">suspected all the branches employed a few individuals who stood out in the</text:p>
      <text:p text:style-name="P2">worst environments. I was on a hunt to find and train with those guys</text:p>
      <text:p text:style-name="P2">because I knew they could make me better. Plus, I’d read that Army Ranger</text:p>
      <text:p text:style-name="P2">School was known as one of the best, if not the best, leadership schools in</text:p>
      <text:p text:style-name="P2">the entire military, so during my first platoon, I put seven chits in with my</text:p>
      <text:p text:style-name="P2">OIC hoping to get approval to go to Army Ranger School between</text:p>
      <text:p text:style-name="P2">deployments. I wanted to sponge more knowledge, I told him, and become</text:p>
      <text:p text:style-name="P2">more skilled as a special operator.</text:p>
      <text:p text:style-name="P2">Chits are special requests, and my first six were ignored. I was a new guy,</text:p>
      <text:p text:style-name="P2">after all, and some thought my focus should remain within Naval Special</text:p>
      <text:p text:style-name="P2">Warfare, rather than stray into the dreaded Army. But I’d earned my own</text:p>
      <text:p text:style-name="P2">reputation after serving two years in my first platoon, and my seventh</text:p>
      <text:p text:style-name="P2">request went up the ladder to the CO in charge of Seal Team Five. When he</text:p>
      <text:p text:style-name="P2">signed off, I was in.</text:p>
      <text:p text:style-name="P2">“Goggins,” my OIC said after giving me the good news, “you are the type of</text:p>
      <text:p text:style-name="P2">motherfucker who wishes you were a POW just to see if you have what it</text:p>
      <text:p text:style-name="P2">takes to last.”</text:p>
      <text:p text:style-name="P2">He was onto me. He knew the kind of person I was becoming—the type of</text:p>
      <text:p text:style-name="P2">man willing to challenge myself to the nth degree. We shook hands. The OIC</text:p>
      <text:p text:style-name="P2">was off to DEVGRU, and there was a chance we’d meet there soon. He told</text:p>
      <text:p text:style-name="P2">me that with two ongoing wars, for the first time DEVGRU had opened their</text:p>
      <text:p text:style-name="P2">recruitment process to include guys off their first platoon. By always</text:p>
      <text:p text:style-name="P2">searching for more and preparing my mind and body for opportunities that</text:p>
      <text:p text:style-name="P2">didn’t yet exist, I was one of a handful of men on the West Coast approved</text:p>
      <text:p text:style-name="P2">by SEAL Team Five brass to screen for Green Team, the training program</text:p>
      <text:p text:style-name="P2">for DEVGRU, just before I left for Army Ranger School.</text:p>
      <text:p text:style-name="P2"><text:soft-page-break/>The Green Team screening process unfolds over two days. The first day is</text:p>
      <text:p text:style-name="P2">the physical fitness portion, which included a three-mile run, a 1,200-meter</text:p>
      <text:p text:style-name="P2">swim, three minutes of sit-ups and push-ups, and a max set of pull-ups. I</text:p>
      <text:p text:style-name="P2">smoked everybody, because my first platoon had made me a much stronger</text:p>
      <text:p text:style-name="P2">swimmer and a better runner. Day two was the interview, which was more</text:p>
      <text:p text:style-name="P2">like an interrogation. Only three men from my screening class of eighteen</text:p>
      <text:p text:style-name="P2">guys were approved for Green Team. I was one of them, which theoretically</text:p>
      <text:p text:style-name="P2">meant that after my second platoon I’d be one step closer to joining</text:p>
      <text:p text:style-name="P2">DEVGRU. I could hardly wait. It was December 2003, and as imagined, my</text:p>
      <text:p text:style-name="P2">special forces career was zooming into hyperspace because I kept proving</text:p>
      <text:p text:style-name="P2">myself to be the most uncommon of motherfuckers, and remained on track</text:p>
      <text:p text:style-name="P2">to become that One Warrior.</text:p>
      <text:p text:style-name="P2">A few weeks later, I arrived in Fort Benning, Georgia, for Army Ranger</text:p>
      <text:p text:style-name="P2">School. It was early December, and as the only Navy guy in a class of 308</text:p>
      <text:p text:style-name="P2">men, I was greeted with skepticism by the instructors because a few classes</text:p>
      <text:p text:style-name="P2">before mine, a couple of Navy SEALs quit in the middle of training. Back</text:p>
      <text:p text:style-name="P2">then they used to send Navy SEALs to Ranger School as punishment, so</text:p>
      <text:p text:style-name="P2">they may not have been the best representatives. I’d been begging to go, but</text:p>
      <text:p text:style-name="P2">the instructors didn’t know that yet. They thought I was just another cocky</text:p>
      <text:p text:style-name="P2">special ops guy. Within hours they stripped me and everyone else of our</text:p>
      <text:p text:style-name="P2">uniforms and reputations until we all looked the same. Officers lost rank,</text:p>
      <text:p text:style-name="P2">and minted special forces warriors like me became nobodies with a hell of a</text:p>
      <text:p text:style-name="P2">lot to prove.</text:p>
      <text:p text:style-name="P2">On day one, we were split into three companies and I was appointed first</text:p>
      <text:p text:style-name="P2">sergeant in command of Bravo company. I got the job because the original</text:p>
      <text:p text:style-name="P2">first sergeant had been asked to recite the Ranger Creed after a beat down on</text:p>
      <text:p text:style-name="P2">the pull-up bar, and he was so tired he fucked it up. To Rangers, their creed</text:p>
      <text:p text:style-name="P2">is everything. Our Ranger Instructor (RI) was livid as he took stock of Bravo</text:p>
      <text:p text:style-name="P2">company, all of us locked at attention.</text:p>
      <text:p text:style-name="P2">“I don’t know where you think you men are, but if you expect to become</text:p>
      <text:p text:style-name="P2">Rangers then I expect you to know our creed.” His eyes found me. “I know</text:p>
      <text:p text:style-name="P2">for a fact Old Navy here doesn’t know the Ranger Creed.”</text:p>
      <text:p text:style-name="P2">I’d been studying it for months and could have recited it while standing on</text:p>
      <text:p text:style-name="P2">my head. For effect, I cleared my throat and got loud.</text:p>
      <text:p text:style-name="P2">“Recognizing that I volunteered as a Ranger, fully knowing the hazards of</text:p>
      <text:p text:style-name="P2">my chosen profession, I will always endeavor to uphold the prestige, honor,</text:p>
      <text:p text:style-name="P2">and high spirit de corps of the Rangers!”</text:p>
      <text:p text:style-name="P2">“Very surpri…” He tried to cut me off, but I wasn’t done.</text:p>
      <text:p text:style-name="P2">“Acknowledging the fact that a Ranger is a more elite Soldier who arrives at</text:p>
      <text:p text:style-name="P2">the cutting edge of battle by land, sea, or air, I accept the fact that as a</text:p>
      <text:p text:style-name="P2">Ranger my country expects me to move further, faster, and fight harder than</text:p>
      <text:p text:style-name="P2">any other Solider!”</text:p>
      <text:p text:style-name="P2">The RI nodded with a wry smile, but this time stayed out of my way.</text:p>
      <text:p text:style-name="P2">“Never shall I fail my comrades! I will always keep myself mentally alert,</text:p>
      <text:p text:style-name="P2">physically strong, and morally straight, and I will shoulder more than my</text:p>
      <text:p text:style-name="P2">share of the task whatever it may be, 100 percent and then some!</text:p>
      <text:p text:style-name="P2">“Gallantly will I show the world that I am a specially selected and welltrained Soldier! My courtesy to superior officers, neatness of dress, and care</text:p>
      <text:p text:style-name="P2">of equipment shall set the example for others to follow!</text:p>
      <text:p text:style-name="P2"><text:soft-page-break/>“Energetically will I meet the enemies of my country! I shall defeat them on</text:p>
      <text:p text:style-name="P2">the field of battle for I am better trained and will fight with all my might!</text:p>
      <text:p text:style-name="P2">Surrender is not a Ranger word! I will never leave a fallen comrade to fall</text:p>
      <text:p text:style-name="P2">into the hands of the enemy and under no circumstances will I ever</text:p>
      <text:p text:style-name="P2">embarrass my country!</text:p>
      <text:p text:style-name="P2">“Readily will I display the intestinal fortitude required to fight on to the</text:p>
      <text:p text:style-name="P2">Ranger objective and complete the mission though I be the lone survivor!</text:p>
      <text:p text:style-name="P2">“Rangers lead the way!”</text:p>
      <text:p text:style-name="P2">I recited all six stanzas, and afterward he shook his head in disbelief, and</text:p>
      <text:p text:style-name="P2">mulled the ideal way to get the last laugh. “Congratulations, Goggins,” he</text:p>
      <text:p text:style-name="P2">said, “you are now first sergeant.”</text:p>
      <text:p text:style-name="P2">He left me there, in front of my platoon, speechless. It was now my job to</text:p>
      <text:p text:style-name="P2">march our platoon around and make sure every man was prepared for</text:p>
      <text:p text:style-name="P2">whatever lay in front of us. I became part boss, part big brother, and fulltime quasi-instructor. In Ranger School it’s hard enough to get yourself</text:p>
      <text:p text:style-name="P2">squared away enough to graduate. Now I had to look after a hundred men</text:p>
      <text:p text:style-name="P2">and make sure they had their shit together, too.</text:p>
      <text:p text:style-name="P2">Plus, I still had to go through the same evolutions as everyone else, but that</text:p>
      <text:p text:style-name="P2">was the easy part and actually gave me a chance to chill out. For me the</text:p>
      <text:p text:style-name="P2">physical punishment was more than manageable, but the way I went about</text:p>
      <text:p text:style-name="P2">accomplishing those physical tasks had shifted. In BUD/S I’d always lead</text:p>
      <text:p text:style-name="P2">my boat crews, often with tough love, but in general I didn’t care how the</text:p>
      <text:p text:style-name="P2">guys in the other boat crews were doing or if they quit. This time, I wasn’t</text:p>
      <text:p text:style-name="P2">just putting out, I was also looking after everybody. If I saw someone having</text:p>
      <text:p text:style-name="P2">trouble with navigation, patrolling, keeping up on a run, or staying awake all</text:p>
      <text:p text:style-name="P2">night, I made sure we all rallied together to help. Not everybody wanted to.</text:p>
      <text:p text:style-name="P2">The training was so difficult that when some guys weren’t on the clock being</text:p>
      <text:p text:style-name="P2">graded, they did the bare minimum and found opportunities to rest and hide.</text:p>
      <text:p text:style-name="P2">In my sixty-nine days at Ranger School I didn’t coast for a single second. I</text:p>
      <text:p text:style-name="P2">was becoming a true leader.</text:p>
      <text:p text:style-name="P2">The whole point of Ranger School is to give every man a taste of what it</text:p>
      <text:p text:style-name="P2">takes to lead a high-level team. The field exercises were like an operator’s</text:p>
      <text:p text:style-name="P2">scavenger hunt blended with an endurance race. Over the course of six</text:p>
      <text:p text:style-name="P2">testing phases we were evaluated on navigation, weapons, rope techniques,</text:p>
      <text:p text:style-name="P2">reconnaissance, and overall leadership. The field tests were notorious for</text:p>
      <text:p text:style-name="P2">their Spartan brutality and capped three separate phases of training.</text:p>
      <text:p text:style-name="P2">First, we were split into groups of twelve men and together spent five days</text:p>
      <text:p text:style-name="P2">and four nights in the foothills for Fort Benning phase. We were given very</text:p>
      <text:p text:style-name="P2">little food to eat—one or two MREs per day—and only a couple of hours</text:p>
      <text:p text:style-name="P2">sleep per night, as we raced the clock to navigate cross-country terrain</text:p>
      <text:p text:style-name="P2">between stations where we’d knock off a series of tasks to prove our</text:p>
      <text:p text:style-name="P2">proficiency in a particular skill. Leadership in the group rotated between</text:p>
      <text:p text:style-name="P2">men.</text:p>
      <text:p text:style-name="P2">Mountain phase was exponentially harder than Fort Benning. Now we were</text:p>
      <text:p text:style-name="P2">grouped into teams of twenty-five men to navigate the mountains in north</text:p>
      <text:p text:style-name="P2">Georgia, and buddy, Appalachia gets cold as fuck in wintertime. I’d read</text:p>
      <text:p text:style-name="P2">stories about black soldiers with Sickle Cell Trait dying during Mountain</text:p>
      <text:p text:style-name="P2">Phase, and the Army wanted me to wear special dog tags with a red casing to</text:p>
      <text:p text:style-name="P2">alert medics if something went wrong, but I was leading men and didn’t</text:p>
      <text:p text:style-name="P2"><text:soft-page-break/>want my crew to think of me as some sickly child, so the red casing never</text:p>
      <text:p text:style-name="P2">quite found its way to my dog tags.</text:p>
      <text:p text:style-name="P2">In the mountains we learned how to rappel and rock climb, among other</text:p>
      <text:p text:style-name="P2">mountaineering skills, and became proficient in ambush techniques and</text:p>
      <text:p text:style-name="P2">mountain patrol. To prove it we went out on two separate, four-night field</text:p>
      <text:p text:style-name="P2">training exercises, known as FTXs. A storm blew in during our second FTX.</text:p>
      <text:p text:style-name="P2">Thirty-mile-per-hour winds howled with ice and snow. We didn’t haul</text:p>
      <text:p text:style-name="P2">sleeping bags or warm clothes, and again we had very little food. All we</text:p>
      <text:p text:style-name="P2">could use to keep warm was a poncho liner and one another, which was an</text:p>
      <text:p text:style-name="P2">issue because the rancid odor in the air was our own. We’d burned so many</text:p>
      <text:p text:style-name="P2">calories without proper nutrition, we’d lost all our fat and were incinerating</text:p>
      <text:p text:style-name="P2">our own muscle mass for fuel. The putrid stink made our eyes water. It</text:p>
      <text:p text:style-name="P2">triggered the gag reflex. Visibility narrowed to a few feet. Guys wheezed,</text:p>
      <text:p text:style-name="P2">coughed, and jackhammered, their eyes wide with terror. I thought for sure</text:p>
      <text:p text:style-name="P2">someone was gonna die from frostbite, hypothermia, or pneumonia that</text:p>
      <text:p text:style-name="P2">night.</text:p>
      <text:p text:style-name="P2">Whenever you stop to sleep during field tests, rest is brief and you’re</text:p>
      <text:p text:style-name="P2">required to maintain security in four directions, but in the face of that storm,</text:p>
      <text:p text:style-name="P2">Bravo platoon buckled. These were generally very hard men with a ton of</text:p>
      <text:p text:style-name="P2">pride, but they were focused on survival above all else. I understood the</text:p>
      <text:p text:style-name="P2">impulse, and the instructors didn’t mind because we were in weather</text:p>
      <text:p text:style-name="P2">emergency mode, but to me that presented an opportunity to stand apart and</text:p>
      <text:p text:style-name="P2">lead by example. I looked at that winter storm as a platform to become</text:p>
      <text:p text:style-name="P2">uncommon among uncommon men.</text:p>
      <text:p text:style-name="P2">No matter who you are, life will present you similar opportunities where you</text:p>
      <text:p text:style-name="P2">can prove to be uncommon. There are people in all walks of life who relish</text:p>
      <text:p text:style-name="P2">those moments, and when I see them I recognize them immediately because</text:p>
      <text:p text:style-name="P2">they are usually that motherfucker who’s all by himself. It’s the suit who’s</text:p>
      <text:p text:style-name="P2">still at the office at midnight while everyone else is at the bar, or the badass</text:p>
      <text:p text:style-name="P2">who hits the gym directly after coming off a forty-eight-hour op. She’s the</text:p>
      <text:p text:style-name="P2">wildland firefighter who instead of hitting her bedroll, sharpens her</text:p>
      <text:p text:style-name="P2">chainsaw after working a fire for twenty-four hours. That mentality is there</text:p>
      <text:p text:style-name="P2">for all of us. Man, woman, straight, gay, black, white, or purple fucking</text:p>
      <text:p text:style-name="P2">polkadot. All of us can be the person who flies all day and night only to</text:p>
      <text:p text:style-name="P2">arrive home to a filthy house, and instead of blaming family or roommates,</text:p>
      <text:p text:style-name="P2">cleans it up right then because they refuse to ignore duties undone.</text:p>
      <text:p text:style-name="P2">All over the world amazing human beings like that exist. It doesn’t take</text:p>
      <text:p text:style-name="P2">wearing a uniform. It’s not about all the hard schools they graduated from,</text:p>
      <text:p text:style-name="P2">all their patches and medals. It’s about wanting it like there’s no tomorrow—</text:p>
      <text:p text:style-name="P2">because there might not be. It’s about thinking of everybody else before</text:p>
      <text:p text:style-name="P2">yourself and developing your own code of ethics that sets you apart from</text:p>
      <text:p text:style-name="P2">others. One of those ethics is the drive to turn every negative into a positive,</text:p>
      <text:p text:style-name="P2">and then when shit starts flying, being prepared to lead from the front.</text:p>
      <text:p text:style-name="P2">My thinking on that Georgia mountaintop was that, in a real-world scenario,</text:p>
      <text:p text:style-name="P2">a storm like that would provide the perfect cover for an enemy attack, so I</text:p>
      <text:p text:style-name="P2">didn’t group up and seek warmth. I dialed deeper, welcomed the carnage of</text:p>
      <text:p text:style-name="P2">ice and snow, and held the western perimeter like it was my duty—because it</text:p>
      <text:p text:style-name="P2">damn well was! And I loved every second of it. I squinted into the wind, and</text:p>
      <text:p text:style-name="P2">as hail stung my cheeks, I screamed into the night from the depths of my</text:p>
      <text:p text:style-name="P2"><text:soft-page-break/>misunderstood soul.</text:p>
      <text:p text:style-name="P2">A few guys heard me, popped out of the tree line to the north, and stood tall.</text:p>
      <text:p text:style-name="P2">Then another guy emerged to the east, and another on the edge of the southfacing slope. They were all shivering, wrapped in their measly poncho liners.</text:p>
      <text:p text:style-name="P2">None of them wanted to be there, but they rose up and did their duty. In spite</text:p>
      <text:p text:style-name="P2">of one of the most brutal storms in Ranger School history, we held a</text:p>
      <text:p text:style-name="P2">complete perimeter until the instructors radioed us to come in from the cold.</text:p>
      <text:p text:style-name="P2">Literally. They put up a circus tent. We filed in and huddled up until the</text:p>
      <text:p text:style-name="P2">storm passed.</text:p>
      <text:p text:style-name="P2">The final weeks in Ranger School are called Florida Phase, a ten-day FTX in</text:p>
      <text:p text:style-name="P2">which fifty men navigate the panhandle, GPS point by GPS point, as a single</text:p>
      <text:p text:style-name="P2">unit. It started with a static line jump from an aircraft at 1,500 feet into frigid</text:p>
      <text:p text:style-name="P2">swamplands near Fort Walton Beach. We waded and swam across rivers, set</text:p>
      <text:p text:style-name="P2">up rope bridges, and with our hands and feet shimmied back to the other</text:p>
      <text:p text:style-name="P2">side. We couldn’t stay dry, and the water temperature was in the high thirties</text:p>
      <text:p text:style-name="P2">and low forties. We’d all heard the story that during the winter of 1994 it got</text:p>
      <text:p text:style-name="P2">so cold, four would-be Rangers died of hypothermia during Florida Phase.</text:p>
      <text:p text:style-name="P2">Being near the beach, freezing my nuts off, reminded me of Hell Week.</text:p>
      <text:p text:style-name="P2">Whenever we stopped, guys were nut to butt and jackhammering, but as</text:p>
      <text:p text:style-name="P2">usual, I focused hard and refused to show any weakness. This time it wasn’t</text:p>
      <text:p text:style-name="P2">about taking the souls of our instructors. It was about giving courage to the</text:p>
      <text:p text:style-name="P2">men who were struggling. I’d cross the river six times if that’s what it took</text:p>
      <text:p text:style-name="P2">to help one of my guys tie off his rope bridge. I’d walk them step-by-step</text:p>
      <text:p text:style-name="P2">through the process until they could prove their value to the Ranger brass.</text:p>
      <text:p text:style-name="P2">We slept very little, ate even less, and continually knocked off</text:p>
      <text:p text:style-name="P2">reconnaissance tasks, hitting waypoints, setting up bridges and weapons, and</text:p>
      <text:p text:style-name="P2">preparing for ambush, while taking turns leading a group of fifty men. Those</text:p>
      <text:p text:style-name="P2">men were tired, hungry, cold, frustrated, and they did not want to be there</text:p>
      <text:p text:style-name="P2">anymore. Most were at their ultimate edge, their 100 percent. I was getting</text:p>
      <text:p text:style-name="P2">there too, but even when it wasn’t my turn to lead, I helped out because in</text:p>
      <text:p text:style-name="P2">those sixty-nine days of Ranger School I learned that if you want to call</text:p>
      <text:p text:style-name="P2">yourself a leader, that’s what it takes.</text:p>
      <text:p text:style-name="P2">A true leader stays exhausted, abhors arrogance, and never looks down on</text:p>
      <text:p text:style-name="P2">the weakest link. He fights for his men and leads by example. That’s what it</text:p>
      <text:p text:style-name="P2">meant to be uncommon among uncommon. It meant being one of the best</text:p>
      <text:p text:style-name="P2">and helping your men find their best too. It was a lesson I’d wish sunk in a</text:p>
      <text:p text:style-name="P2">lot deeper, because in just a few more weeks I’d be challenged in the</text:p>
      <text:p text:style-name="P2">leadership department and come up well short.</text:p>
      <text:p text:style-name="P2">Ranger School was so demanding, and the standards were so high that only</text:p>
      <text:p text:style-name="P2">ninety-six men graduated out of a class of 308 candidates, and the majority</text:p>
      <text:p text:style-name="P2">of them were from Bravo platoon. I was awarded Enlisted Honor Man and</text:p>
      <text:p text:style-name="P2">received a 100 percent peer evaluation. To me that meant even more,</text:p>
      <text:p text:style-name="P2">because my classmates, my fellow knuckle draggers, had valued my</text:p>
      <text:p text:style-name="P2">leadership in harsh conditions, and one look in the mirror revealed just how</text:p>
      <text:p text:style-name="P2">harsh those conditions were.</text:p>
      <text:p text:style-name="P2">Certificate for being the Enlisted Honor Man at Ranger School</text:p>
      <text:p text:style-name="P2">I lost fifty-six pounds in Ranger School. I looked like death. My cheeks were</text:p>
      <text:p text:style-name="P2">sunken. My eyes bugged out. I had no bicep muscle left. All of us were</text:p>
      <text:p text:style-name="P2">emaciated. Guys had trouble running down the block. Men who could do</text:p>
      <text:p text:style-name="P2"><text:soft-page-break/>forty pull-ups in one go now struggled to do a single one. The Army</text:p>
      <text:p text:style-name="P2">expected that and scheduled three days between the end of Florida Phase and</text:p>
      <text:p text:style-name="P2">graduation to fatten us up before our families flew in to celebrate.</text:p>
      <text:p text:style-name="P2">As soon as the final FTX was called, we hustled straight to chow hall. I piled</text:p>
      <text:p text:style-name="P2">my tray with doughnuts, fries, and cheeseburgers, and went looking for the</text:p>
      <text:p text:style-name="P2">milk machine. After drinking all those damn chocolate shakes when I was</text:p>
      <text:p text:style-name="P2">down and out, my body had become lactose intolerant, and I hadn’t touched</text:p>
      <text:p text:style-name="P2">dairy in years. But that day I was like a little child, unable to stifle a</text:p>
      <text:p text:style-name="P2">primordial yearning for a glass of milk.</text:p>
      <text:p text:style-name="P2">I found the milk machine, pulled the lever down and watched, confused, as it</text:p>
      <text:p text:style-name="P2">funneled out, chunky as cottage cheese. I shrugged and sniffed. It smelled all</text:p>
      <text:p text:style-name="P2">kinds of wrong, but I remember downing that spoiled milk like it was a fresh</text:p>
      <text:p text:style-name="P2">glass of sweet tea, courtesy of another hellacious special forces school that</text:p>
      <text:p text:style-name="P2">put us through so much, by the end anybody who survived was grateful for</text:p>
      <text:p text:style-name="P2">their cold glass of spoiled milk.</text:p>
      <text:p text:style-name="P2">* * *</text:p>
      <text:p text:style-name="P2">Most people take a couple weeks off to recover from Ranger School and put</text:p>
      <text:p text:style-name="P2">some weight back on. Most people do that. The day of graduation, on</text:p>
      <text:p text:style-name="P2">Valentine’s Day, I flew into Coronado to meet up with my second platoon.</text:p>
      <text:p text:style-name="P2">Once again, I looked at that lack of lag time as an opportunity to be</text:p>
      <text:p text:style-name="P2">uncommon. Not that anybody else was watching, but when it comes to</text:p>
      <text:p text:style-name="P2">mindset, it doesn’t matter where other people’s attention lies. I had my own</text:p>
      <text:p text:style-name="P2">uncommon standards to live up to.</text:p>
      <text:p text:style-name="P2">At every stop I’d made in the SEALs, from BUD/S to that first platoon to</text:p>
      <text:p text:style-name="P2">Ranger School, I was known as a hard motherfucker, and when the OIC in</text:p>
      <text:p text:style-name="P2">my second platoon put me in charge of PT, I was encouraged because it told</text:p>
      <text:p text:style-name="P2">me that once again I’d landed with a group of men who were driven to put</text:p>
      <text:p text:style-name="P2">out and get better. Inspired, I bent my brain to think of evil shit we could do</text:p>
      <text:p text:style-name="P2">to get us battle ready. This time we all knew we’d deploy to Iraq, and I made</text:p>
      <text:p text:style-name="P2">it my mission to help us become the hardest SEAL platoon in the fight. That</text:p>
      <text:p text:style-name="P2">was a high bar, set by the original Navy SEAL legend still lodged like an</text:p>
      <text:p text:style-name="P2">anchor deep in my brain. Our legend suggested we were the type of men to</text:p>
      <text:p text:style-name="P2">swim five miles on Monday, run twenty miles on Tuesday, and climb a</text:p>
      <text:p text:style-name="P2">14,000-foot peak on Wednesday, and my expectations were sky fucking</text:p>
      <text:p text:style-name="P2">high.</text:p>
      <text:p text:style-name="P2">For the first week, guys rallied at 5 a.m. for a run-swim-run or a twelve-mile</text:p>
      <text:p text:style-name="P2">ruck, followed by a lap through the O-Course. We carried logs over the berm</text:p>
      <text:p text:style-name="P2">and hammered hundreds of push-ups. I had us doing the hard shit, the real</text:p>
      <text:p text:style-name="P2">shit, the workouts that made us SEALs. Each day the workouts were harder</text:p>
      <text:p text:style-name="P2">than the last and over the course of a week or two, that wore people down.</text:p>
      <text:p text:style-name="P2">Every alpha male in special ops wants to be the best at everything they do,</text:p>
      <text:p text:style-name="P2">but with me leading PT they couldn’t always be the best. Because I never</text:p>
      <text:p text:style-name="P2">gave them a break. We were all breaking down and showing weakness. That</text:p>
      <text:p text:style-name="P2">was the idea, but they didn’t want to be challenged like that every day.</text:p>
      <text:p text:style-name="P2">During the second week, attendance flagged and the OIC and the Chief of</text:p>
      <text:p text:style-name="P2">our platoon took me aside.</text:p>
      <text:p text:style-name="P2">“Look, dude,” our OIC said, “this is stupid. What are we doing?”</text:p>
      <text:p text:style-name="P2">“We aren’t in BUD/S anymore, Goggins,” said the Chief.</text:p>
      <text:p text:style-name="P2">To me, this wasn’t about being in BUD/S, this was about living the SEAL</text:p>
      <text:p text:style-name="P2"><text:soft-page-break/>ethos and earning the Trident every day. These guys wanted to do their own</text:p>
      <text:p text:style-name="P2">PT, which typically meant hitting the gym and getting big. They weren’t</text:p>
      <text:p text:style-name="P2">interested in being punished physically, and definitely weren’t interested in</text:p>
      <text:p text:style-name="P2">being pushed to meet my standard. Their reaction shouldn’t have surprised</text:p>
      <text:p text:style-name="P2">me, but it sure as hell disappointed me and made me lose all respect for their</text:p>
      <text:p text:style-name="P2">leadership.</text:p>
      <text:p text:style-name="P2">I understood that not everyone wanted to work out like an animal for the rest</text:p>
      <text:p text:style-name="P2">of their career, because I didn’t want to do that shit either! But what put</text:p>
      <text:p text:style-name="P2">distance between me and almost everybody else in that platoon is that I</text:p>
      <text:p text:style-name="P2">didn’t let my desire for comfort rule me. I was determined to go to war with</text:p>
      <text:p text:style-name="P2">myself to find more because I believed it was our duty to maintain a BUD/S</text:p>
      <text:p text:style-name="P2">mentality and prove ourselves every day. Navy SEALs are revered the world</text:p>
      <text:p text:style-name="P2">over and are thought to be the hardest men that God ever created, but that</text:p>
      <text:p text:style-name="P2">conversation made me realize that wasn’t always true.</text:p>
      <text:p text:style-name="P2">I had just come from Ranger School, a place where nobody has any rank at</text:p>
      <text:p text:style-name="P2">all. Even if a General had classed up, he’d have been in the same clothes we</text:p>
      <text:p text:style-name="P2">all had to wear, that of an enlisted man on day one of basic fucking training.</text:p>
      <text:p text:style-name="P2">We were all maggots reborn, with no future and no past, starting at zero. I</text:p>
      <text:p text:style-name="P2">loved that concept because it sent a message that no matter what we’d</text:p>
      <text:p text:style-name="P2">accomplished in the outside world, as far as the Rangers were concerned we</text:p>
      <text:p text:style-name="P2">weren’t shit. And I claimed that metaphor for myself, because it’s always</text:p>
      <text:p text:style-name="P2">and forever true. No matter what you or I achieve, in sports, business, or life,</text:p>
      <text:p text:style-name="P2">we can’t be satisfied. Life is too dynamic a game. We’re either getting better</text:p>
      <text:p text:style-name="P2">or we’re getting worse. Yes, we need to celebrate our victories. There’s</text:p>
      <text:p text:style-name="P2">power in victory that’s transformative, but after our celebration we should</text:p>
      <text:p text:style-name="P2">dial it down, dream up new training regimens, new goals, and start at zero</text:p>
      <text:p text:style-name="P2">the very next day. I wake up every day as if I am back in BUD/S, day one,</text:p>
      <text:p text:style-name="P2">week one.</text:p>
      <text:p text:style-name="P2">Starting at zero is a mindset that says my refrigerator is never full, and it</text:p>
      <text:p text:style-name="P2">never will be. We can always become stronger and more agile, mentally and</text:p>
      <text:p text:style-name="P2">physically. We can always become more capable and more reliable. Since</text:p>
      <text:p text:style-name="P2">that’s the case we should never feel that our work is done. There is always</text:p>
      <text:p text:style-name="P2">more to do.</text:p>
      <text:p text:style-name="P2">Are you an experienced scuba diver? Great, shed your gear, take a deep</text:p>
      <text:p text:style-name="P2">breath and become a one-hundred-foot free diver. Are you a badass</text:p>
      <text:p text:style-name="P2">triathlete? Cool, learn how to rock climb. Are you enjoying a wildly</text:p>
      <text:p text:style-name="P2">successful career? Wonderful, learn a new language or skill. Get a second</text:p>
      <text:p text:style-name="P2">degree. Always be willing to embrace ignorance and become the dumb fuck</text:p>
      <text:p text:style-name="P2">in the classroom again, because that is the only way to expand your body of</text:p>
      <text:p text:style-name="P2">knowledge and body of work. It’s the only way to expand your mind.</text:p>
      <text:p text:style-name="P2">During week two of my second platoon, my Chief and OIC showed their</text:p>
      <text:p text:style-name="P2">cards. It was devastating to hear that they didn’t feel that we needed to earn</text:p>
      <text:p text:style-name="P2">our status every day. Sure, all the guys I worked with over the years were</text:p>
      <text:p text:style-name="P2">relatively hard guys and highly skilled. They enjoyed the challenges of the</text:p>
      <text:p text:style-name="P2">job, the brotherhood, and being treated like superstars. They all loved being</text:p>
      <text:p text:style-name="P2">SEALs, but some weren’t interested in starting at zero because just by</text:p>
      <text:p text:style-name="P2">qualifying to breathe rare air they were already satisfied. Now, that is a very</text:p>
      <text:p text:style-name="P2">common way of thinking. Most people in the world, if they ever push</text:p>
      <text:p text:style-name="P2">themselves at all, are willing to push themselves only so far. Once they reach</text:p>
      <text:p text:style-name="P2"><text:soft-page-break/>a cushy plateau, they chill the fuck out and enjoy their rewards, but there’s</text:p>
      <text:p text:style-name="P2">another phrase for that mentality. It’s called getting soft, and that I could not</text:p>
      <text:p text:style-name="P2">abide.</text:p>
      <text:p text:style-name="P2">As far as I was concerned I had my own reputation to uphold, and when the</text:p>
      <text:p text:style-name="P2">rest of the platoon opted out of my custom made hellscape, the chip on my</text:p>
      <text:p text:style-name="P2">shoulder grew even bigger. I ramped up my workouts and vowed to put out</text:p>
      <text:p text:style-name="P2">so hard it would hurt their fucking feelings. As head of PT, that was not in</text:p>
      <text:p text:style-name="P2">my job description. I was supposed to inspire guys to give more. Instead, I</text:p>
      <text:p text:style-name="P2">saw what I considered a glaring weakness and let them know I wasn’t</text:p>
      <text:p text:style-name="P2">impressed.</text:p>
      <text:p text:style-name="P2">In one short week, my leadership regressed light years from where I was in</text:p>
      <text:p text:style-name="P2">Ranger School. I lost touch with my situational awareness (SA) and didn’t</text:p>
      <text:p text:style-name="P2">respect the men in my platoon enough. As a leader, I was trying to bull my</text:p>
      <text:p text:style-name="P2">way through, and they bucked against that. Nobody gave an inch, including</text:p>
      <text:p text:style-name="P2">the officers. I suppose all of us took a path of least resistance. I just didn’t</text:p>
      <text:p text:style-name="P2">notice it because physically I was going harder than ever.</text:p>
      <text:p text:style-name="P2">And I had one guy with me. Sledge was a hard motherfucker who grew up in</text:p>
      <text:p text:style-name="P2">San Bernardino, the son of a firefighter and a secretary, and, like me, he</text:p>
      <text:p text:style-name="P2">taught himself to swim in order to pass the swim test and qualify for BUD/S.</text:p>
      <text:p text:style-name="P2">He was only a year older but was already in his fourth platoon. He was also</text:p>
      <text:p text:style-name="P2">a heavy drinker, a little overweight, and looking to change his life. The</text:p>
      <text:p text:style-name="P2">morning after the Chief, the OIC, and I had words, Sledge showed up at 5</text:p>
      <text:p text:style-name="P2">a.m. ready to roll. I’d been there since 4:30 a.m. and had a lather of sweat</text:p>
      <text:p text:style-name="P2">working already.</text:p>
      <text:p text:style-name="P2">“I like what you’re doing with the workouts,” he said, “and I wanna keep</text:p>
      <text:p text:style-name="P2">doing them.”</text:p>
      <text:p text:style-name="P2">“Roger that.”</text:p>
      <text:p text:style-name="P2">From then on, no matter where we were stationed, whether that was</text:p>
      <text:p text:style-name="P2">Coronado, Niland, or Iraq, we got after it every single morning. We’d meet</text:p>
      <text:p text:style-name="P2">up at 4 a.m. and get to it. Sometimes that meant running up the side of a</text:p>
      <text:p text:style-name="P2">mountain before hitting the O-Course at high speed and carrying logs up and</text:p>
      <text:p text:style-name="P2">over the berm and down the beach. In BUD/S, usually six men carried those</text:p>
      <text:p text:style-name="P2">logs. We did it with just the two of us. On another day we rocked a pull-up</text:p>
      <text:p text:style-name="P2">pyramid, hitting sets of one, all the way up to twenty, and back down to one</text:p>
      <text:p text:style-name="P2">again. After every other set we’d climb a rope forty feet high. One thousand</text:p>
      <text:p text:style-name="P2">pull-ups before breakfast became our new mantra. At first, Sledge struggled</text:p>
      <text:p text:style-name="P2">to rock one set of ten pull-ups. Within months he’d lost thirty-five pounds</text:p>
      <text:p text:style-name="P2">and was hitting one hundred sets of ten!</text:p>
      <text:p text:style-name="P2">In Iraq, it was impossible to get long runs in, so we lived in the weight room.</text:p>
      <text:p text:style-name="P2">We did hundreds of deadlifts and spent hours on the hip sled. We went way</text:p>
      <text:p text:style-name="P2">beyond overtraining. We didn’t care about muscle fatigue or breakdown</text:p>
      <text:p text:style-name="P2">because after a certain point we were training our minds, not our bodies. My</text:p>
      <text:p text:style-name="P2">workouts weren’t designed to make us fast runners or to be the strongest</text:p>
      <text:p text:style-name="P2">men on the mission. I was training us to take torture so we’d remain relaxed</text:p>
      <text:p text:style-name="P2">in extraordinarily uncomfortable environments. And shit did get</text:p>
      <text:p text:style-name="P2">uncomfortable from time to time.</text:p>
      <text:p text:style-name="P2">Despite the clear divide within our platoon (Sledge and me vs. everyone</text:p>
      <text:p text:style-name="P2">else) we operated well together in Iraq. Off duty, however, there was a huge</text:p>
      <text:p text:style-name="P2">gulf between who the two of us were becoming and who I thought the men</text:p>
      <text:p text:style-name="P2"><text:soft-page-break/>in my platoon were, and my disappointment showed. I wore my shitty</text:p>
      <text:p text:style-name="P2">attitude around like a shroud, thus earning me the platoon nickname David</text:p>
      <text:p text:style-name="P2">“Leave Me Alone” Goggins, and never woke up to realize that my</text:p>
      <text:p text:style-name="P2">disappointment was my own problem. Not my teammates’ fault.</text:p>
      <text:p text:style-name="P2">Platoon dynamics aside, there was still a job to do in Iraq</text:p>
      <text:p text:style-name="P2">That’s the drawback of becoming uncommon amongst uncommon. You can</text:p>
      <text:p text:style-name="P2">push yourself to a place that is beyond the current capability or temporal</text:p>
      <text:p text:style-name="P2">mindset of the people you work with, and that’s okay. Just know that your</text:p>
      <text:p text:style-name="P2">supposed superiority is a figment of your own ego. So don’t lord it over</text:p>
      <text:p text:style-name="P2">them, because it won’t help you advance as a team or as an individual in</text:p>
      <text:p text:style-name="P2">your field. Instead of getting angry that your colleagues can’t keep up, help</text:p>
      <text:p text:style-name="P2">pick your colleagues up and bring them with you!</text:p>
      <text:p text:style-name="P2">We are all fighting the same battle. All of us are torn between comfort and</text:p>
      <text:p text:style-name="P2">performance, between settling for mediocrity or being willing to suffer in</text:p>
      <text:p text:style-name="P2">order to become our best self, all the damn time. We make those kinds of</text:p>
      <text:p text:style-name="P2">decisions a dozen or more times each day. My job as head of PT wasn’t to</text:p>
      <text:p text:style-name="P2">demand that my guys live up to the Navy SEAL legend I loved, it was to</text:p>
      <text:p text:style-name="P2">help them become the best version of themselves. But I never listened, and I</text:p>
      <text:p text:style-name="P2">didn’t lead. Instead, I got angry and showed up my teammates. For two years</text:p>
      <text:p text:style-name="P2">I played the tough guy and never took a step back with a calm mind to</text:p>
      <text:p text:style-name="P2">address my original error. I had countless opportunities to bridge the gap I’d</text:p>
      <text:p text:style-name="P2">helped create, but I never did, and it cost me.</text:p>
      <text:p text:style-name="P2">I didn’t realize any of that right away, because after my second platoon, I</text:p>
      <text:p text:style-name="P2">was ordered to freefall school, then made an assaults instructor. Both were</text:p>
      <text:p text:style-name="P2">posts scheduled to prep me for Green Team. Assaults was critical because</text:p>
      <text:p text:style-name="P2">most people who get cut from Green Team are dismissed for sloppy house</text:p>
      <text:p text:style-name="P2">runs. They move too slow when clearing buildings, are too easily exposed,</text:p>
      <text:p text:style-name="P2">or are amped up and trigger happy and end up shooting friendly targets.</text:p>
      <text:p text:style-name="P2">Teaching those skills made me clinical, stealthy, and calm in confined</text:p>
      <text:p text:style-name="P2">environments, and I expected to receive my orders to train with DEVGRU in</text:p>
      <text:p text:style-name="P2">Dam Neck, Virginia, any day, but they never came. The other two guys</text:p>
      <text:p text:style-name="P2">who’d rocked the screening with me received their orders. Mine went</text:p>
      <text:p text:style-name="P2">AWOL.</text:p>
      <text:p text:style-name="P2">I called leadership at Dam Neck. They told me to screen again, and that’s</text:p>
      <text:p text:style-name="P2">when I knew something was off. I thought about the process I’d been</text:p>
      <text:p text:style-name="P2">through. Did I really expect to do better? I smoked that shit. But then I</text:p>
      <text:p text:style-name="P2">remembered the actual interview, which felt more like an interrogation with</text:p>
      <text:p text:style-name="P2">two men playing good cop, bad cop. They didn’t probe my skillset or Navy</text:p>
      <text:p text:style-name="P2">knowhow. Eighty-five percent of their questions had nothing to do with my</text:p>
      <text:p text:style-name="P2">ability to operate whatsoever. The bulk of that interview was about my race.</text:p>
      <text:p text:style-name="P2">“We are a bunch of good ol’ boys,” one of them said, “and we need to know</text:p>
      <text:p text:style-name="P2">how you’re gonna handle hearing black jokes, bro.”</text:p>
      <text:p text:style-name="P2">Most of their questions were a variation on that one theme and through it all,</text:p>
      <text:p text:style-name="P2">I smiled and thought, How are you white boys gonna feel when I’m the</text:p>
      <text:p text:style-name="P2">baddest motherfucker in here? But that’s not what I said, and it wasn’t</text:p>
      <text:p text:style-name="P2">because I was intimidated or uncomfortable. I was more at home in that</text:p>
      <text:p text:style-name="P2">interview than anywhere I’d been in the military, because for the first time in</text:p>
      <text:p text:style-name="P2">my life it was out in the fucking open. They weren’t trying to pretend that</text:p>
      <text:p text:style-name="P2">being one of only a handful of black guys in perhaps the most revered</text:p>
      <text:p text:style-name="P2"><text:soft-page-break/>military organization in the world didn’t have its own unique set of</text:p>
      <text:p text:style-name="P2">challenges. One guy was challenging me with his aggressive posture and</text:p>
      <text:p text:style-name="P2">tone, the other guy kept it cool, but they were both being real. There were</text:p>
      <text:p text:style-name="P2">two or three black men in DEVGRU already and they were telling me that</text:p>
      <text:p text:style-name="P2">entry into their inner circle required my signing off on certain terms and</text:p>
      <text:p text:style-name="P2">conditions. And in a sick way, I loved that message and the challenge that</text:p>
      <text:p text:style-name="P2">came with it.</text:p>
      <text:p text:style-name="P2">DEVGRU was a hard ass, renegade crew within the SEALs, and they</text:p>
      <text:p text:style-name="P2">wanted it to stay that way. They didn’t want to civilize anybody. They didn’t</text:p>
      <text:p text:style-name="P2">want to evolve or change, and I knew where I was and what I was getting</text:p>
      <text:p text:style-name="P2">myself into. This crew was responsible for the most dangerous, tip of the</text:p>
      <text:p text:style-name="P2">spear missions. It was a white man’s underworld, and these guys needed to</text:p>
      <text:p text:style-name="P2">know how I’d act if someone started to fuck with me. They needed</text:p>
      <text:p text:style-name="P2">assurances I could control my emotions, and once I saw through their</text:p>
      <text:p text:style-name="P2">language into the greater purpose, I couldn’t be offended by their act.</text:p>
      <text:p text:style-name="P2">“Look, I’ve experienced racism my entire life,” I replied, “and there is</text:p>
      <text:p text:style-name="P2">nothing any of you fuckers can say to me that I haven’t heard twenty times</text:p>
      <text:p text:style-name="P2">before, but be ready. Because I’m coming right the fuck back at you!” At the</text:p>
      <text:p text:style-name="P2">time, they seemed to like the sound of that. Trouble is, when you’re a black</text:p>
      <text:p text:style-name="P2">guy giving it back it usually doesn’t go over nearly as well.</text:p>
      <text:p text:style-name="P2">I will never know why I didn’t receive my orders for Green Team, and it</text:p>
      <text:p text:style-name="P2">doesn’t matter. We can’t control all the variables in our lives. It’s about what</text:p>
      <text:p text:style-name="P2">we do with opportunities revoked or presented to us that determine how a</text:p>
      <text:p text:style-name="P2">story ends. Instead of thinking, I crushed the screening process once, I can</text:p>
      <text:p text:style-name="P2">do it again, I decided to start at zero and screen for Delta Force—the Army’s</text:p>
      <text:p text:style-name="P2">version of DEVGRU, instead.</text:p>
      <text:p text:style-name="P2">Delta Selection is rigorous, and I’d always been intrigued by it due to the</text:p>
      <text:p text:style-name="P2">elusive nature of the group. Unlike SEALs, you never heard about Delta.</text:p>
      <text:p text:style-name="P2">The screening for Delta Selection included an IQ test, a complete military</text:p>
      <text:p text:style-name="P2">resume including my qualifications and war experience, and my evaluations.</text:p>
      <text:p text:style-name="P2">I pulled all of that together in a few days, knowing that I was competing</text:p>
      <text:p text:style-name="P2">against the best guys from every military branch and that only the cream</text:p>
      <text:p text:style-name="P2">would be extended an invitation. My Delta orders came through in a matter</text:p>
      <text:p text:style-name="P2">of weeks. Not long after that, I landed in the mountains of West Virginia</text:p>
      <text:p text:style-name="P2">ready to compete for a spot among the Army’s very best soldiers.</text:p>
      <text:p text:style-name="P2">Strangely, there was no yelling or screaming in the Delta void. There was no</text:p>
      <text:p text:style-name="P2">muster and no OICs. The men that showed up there were all self-starters and</text:p>
      <text:p text:style-name="P2">our orders were chalked on a board hanging in the barracks. For three days</text:p>
      <text:p text:style-name="P2">we weren’t allowed to leave the compound. Our focus was rest and</text:p>
      <text:p text:style-name="P2">acclimatization, but on day four, PT started up with the basic screening test,</text:p>
      <text:p text:style-name="P2">which included two minutes of push-ups, two minutes of sit-ups, and a timed</text:p>
      <text:p text:style-name="P2">two-mile run. They expected everyone to meet a minimum standard, and</text:p>
      <text:p text:style-name="P2">those that didn’t were sent home. From there things got immediately and</text:p>
      <text:p text:style-name="P2">progressively more difficult. In fact, later that same night we had our first</text:p>
      <text:p text:style-name="P2">road march. Like everything in Delta, officially the distance was unknown,</text:p>
      <text:p text:style-name="P2">but I believe it was about an eighteen-mile course from start to finish.</text:p>
      <text:p text:style-name="P2">It was cold and very dark when all 160 of us took off, strapped with around</text:p>
      <text:p text:style-name="P2">forty-pound rucksacks. Most guys started out in a slow march, content to</text:p>
      <text:p text:style-name="P2">pace themselves and hike it out. I took off hot, and in the first quarter mile</text:p>
      <text:p text:style-name="P2"><text:soft-page-break/>left everyone behind. I saw an opportunity to be uncommon and seized it,</text:p>
      <text:p text:style-name="P2">and I finished about thirty minutes before anybody else.</text:p>
      <text:p text:style-name="P2">Delta Selection is the best orienteering course in the world. For the next ten</text:p>
      <text:p text:style-name="P2">days we hammered PT in the morning and worked on advanced land</text:p>
      <text:p text:style-name="P2">navigation skills into the night. They taught us how to get from A to B by</text:p>
      <text:p text:style-name="P2">reading the terrain instead of roads and trails on a map. We learned to read</text:p>
      <text:p text:style-name="P2">fingers and cuts, and that if you get high you want to stay high. We were</text:p>
      <text:p text:style-name="P2">taught to follow water. When you start reading the land this way, your map</text:p>
      <text:p text:style-name="P2">comes alive, and for the first time in my life I became great at orienteering.</text:p>
      <text:p text:style-name="P2">We learned to judge distance and how to draw our own topographic maps.</text:p>
      <text:p text:style-name="P2">At first we were assigned an instructor to tail through the wildlands, and</text:p>
      <text:p text:style-name="P2">those instructors hauled ass. For the next few weeks we were on our own.</text:p>
      <text:p text:style-name="P2">Technically, we were still practicing, but we were also being graded and</text:p>
      <text:p text:style-name="P2">watched to make sure we were moving cross-country instead of taking roads.</text:p>
      <text:p text:style-name="P2">It all culminated with an extended final exam in the field that lasted seven</text:p>
      <text:p text:style-name="P2">days and nights, if we even made it that far. This wasn’t a team effort. Each</text:p>
      <text:p text:style-name="P2">of us was on our own to use our map and compass to navigate from one</text:p>
      <text:p text:style-name="P2">waypoint to the next. There was a Humvee at every stop and the cadres (our</text:p>
      <text:p text:style-name="P2">instructors and evaluators) there noted our time and gave us the next set of</text:p>
      <text:p text:style-name="P2">coordinates. Each day was its own unique challenge, and we never knew</text:p>
      <text:p text:style-name="P2">how many points we’d have to navigate before the test was done. Plus, there</text:p>
      <text:p text:style-name="P2">was an unknown time limit that only the cadres were privy to. At the finish</text:p>
      <text:p text:style-name="P2">line we weren’t told if we passed or failed. Instead we were directed to one</text:p>
      <text:p text:style-name="P2">of two covered Humvees. The good truck took you to the next camp, the bad</text:p>
      <text:p text:style-name="P2">truck motored back to base, where you would have to pack your shit and</text:p>
      <text:p text:style-name="P2">head home. Most of the time I didn’t know if I made it for sure until the</text:p>
      <text:p text:style-name="P2">truck stopped.</text:p>
      <text:p text:style-name="P2">By day five I was one of roughly thirty guys still in consideration for Delta</text:p>
      <text:p text:style-name="P2">Force. There were only three days left and I was rocking every test, coming</text:p>
      <text:p text:style-name="P2">in at least ninety-minutes before drop-dead time. The final test would be a</text:p>
      <text:p text:style-name="P2">forty-mile ball-kicker of a land navigation, and I was looking forward to</text:p>
      <text:p text:style-name="P2">that, but first I had work to do. I splashed through washes, huffed up sloped</text:p>
      <text:p text:style-name="P2">woodlands, and rambled along ridgelines, point-to-point until the</text:p>
      <text:p text:style-name="P2">unthinkable happened. I got lost. I was on the wrong ridge. I double checked</text:p>
      <text:p text:style-name="P2">my map and compass and looked across a valley to the correct one, due</text:p>
      <text:p text:style-name="P2">south.</text:p>
      <text:p text:style-name="P2">Roger that!</text:p>
      <text:p text:style-name="P2">For the first time, the clock became a factor. I didn’t know the drop-dead</text:p>
      <text:p text:style-name="P2">time, but knew I was cutting it close, so I sprinted down a steep ravine but</text:p>
      <text:p text:style-name="P2">lost my footing. My left foot jammed between two boulders, I rolled over</text:p>
      <text:p text:style-name="P2">my ankle and felt it pop. The pain was immediate. I checked my watch,</text:p>
      <text:p text:style-name="P2">gritted my teeth, and laced my boot tight as quickly as I could, then hobbled</text:p>
      <text:p text:style-name="P2">up a steep hillside to the correct ridge.</text:p>
      <text:p text:style-name="P2">On the final stretch to the finish, my ankle blew up so bad I had to untie my</text:p>
      <text:p text:style-name="P2">boot to relieve the pain. I moved slow, convinced I would be sent home. I</text:p>
      <text:p text:style-name="P2">was wrong. My Humvee unloaded us at the second to last base camp of</text:p>
      <text:p text:style-name="P2">Delta Selection, where I iced my ankle all night knowing that thanks to my</text:p>
      <text:p text:style-name="P2">injury, the next day’s land navigation test was likely beyond my capability.</text:p>
      <text:p text:style-name="P2">But I didn’t quit. I showed up, fought to stay in the mix, but missed my time</text:p>
      <text:p text:style-name="P2"><text:soft-page-break/>on one of the early checkpoints and that was that. I didn’t hang my head,</text:p>
      <text:p text:style-name="P2">because injuries happen. I’d given it everything I had and when you handle</text:p>
      <text:p text:style-name="P2">business like that, your effort will not go unnoticed.</text:p>
      <text:p text:style-name="P2">Delta cadres are like robots. Throughout Selection they didn’t show any</text:p>
      <text:p text:style-name="P2">personality, but as I was getting ready to leave the compound, one of the</text:p>
      <text:p text:style-name="P2">officers in charge called me into his office.</text:p>
      <text:p text:style-name="P2">“Goggins,” he said, extending his hand, “you are a stud! We want you to</text:p>
      <text:p text:style-name="P2">heal up, come back, and try again. We believe you will be a great addition to</text:p>
      <text:p text:style-name="P2">Delta Force someday.”</text:p>
      <text:p text:style-name="P2">But when? I came to from my second heart surgery in a billowing cloud of</text:p>
      <text:p text:style-name="P2">anesthesia. I looked over my right shoulder to an IV drip and followed the</text:p>
      <text:p text:style-name="P2">flow to my veins. I was wired to the medical mind. Beeping heart monitors</text:p>
      <text:p text:style-name="P2">recorded data to tell a story in a language beyond my comprehension. If only</text:p>
      <text:p text:style-name="P2">I were fluent, maybe I’d know if my heart was finally whole, if there would</text:p>
      <text:p text:style-name="P2">ever be a “someday.” I placed my hand over my heart, closed my eyes and</text:p>
      <text:p text:style-name="P2">listened for clues.</text:p>
      <text:p text:style-name="P2">After leaving Delta, I went back to the SEAL Teams and was assigned to</text:p>
      <text:p text:style-name="P2">land warfare as an instructor instead of a warrior. At first my morale flagged.</text:p>
      <text:p text:style-name="P2">Men who lacked my skills, commitment, and athletic ability were in the field</text:p>
      <text:p text:style-name="P2">in two countries and I was moored in no-man’s-land, wondering how it had</text:p>
      <text:p text:style-name="P2">all gone so haywire so quickly. It felt like I’d hit a glass ceiling, but had it</text:p>
      <text:p text:style-name="P2">always been there or did I slide it into place myself? The truth was</text:p>
      <text:p text:style-name="P2">somewhere in between.</text:p>
      <text:p text:style-name="P2">I realized from living in Brazil, Indiana, that prejudice is everywhere. There</text:p>
      <text:p text:style-name="P2">is a piece of it in every person and each and every organization, and if you</text:p>
      <text:p text:style-name="P2">are the only in any given situation, it’s on you to decide how you’re going to</text:p>
      <text:p text:style-name="P2">handle it because you can’t make it go away. For years, I used it to fuel me</text:p>
      <text:p text:style-name="P2">because there’s a lot of power in being the only. It forces you to juice your</text:p>
      <text:p text:style-name="P2">own resources and to believe in yourself in the face of unfair scrutiny. It</text:p>
      <text:p text:style-name="P2">increases the degree of difficulty, which makes every success that much</text:p>
      <text:p text:style-name="P2">sweeter. That’s why I continually put myself in situations where I knew I</text:p>
      <text:p text:style-name="P2">would encounter it. I fed off being the only one in a room. I brought the war</text:p>
      <text:p text:style-name="P2">to people and watched my excellence explode small minds. I didn’t sit back</text:p>
      <text:p text:style-name="P2">and cry about being the only. I took action, said go fuck yourself, and used</text:p>
      <text:p text:style-name="P2">all the prejudice I felt as dynamite to blow up those walls.</text:p>
      <text:p text:style-name="P2">But that kind of raw material will only get you so far in life. I was so</text:p>
      <text:p text:style-name="P2">confrontational I created needless enemies along the way, and I believe that’s</text:p>
      <text:p text:style-name="P2">what limited my access to the top SEAL Teams. With my career at a</text:p>
      <text:p text:style-name="P2">crossroads, I didn’t have time to dwell on those mistakes. I had to find</text:p>
      <text:p text:style-name="P2">higher ground and turn the negative I’d created into another positive. I didn’t</text:p>
      <text:p text:style-name="P2">just accept land warfare duty, I was the best instructor I could possibly be,</text:p>
      <text:p text:style-name="P2">and on my own time I created new opportunities for myself by launching my</text:p>
      <text:p text:style-name="P2">ultra quest, which revived my stalled career. I was right back on track until I</text:p>
      <text:p text:style-name="P2">learned I’d been born with a broken heart.</text:p>
      <text:p text:style-name="P2">Yet there was a positive side to that too. Tucked into my post-op hospital</text:p>
      <text:p text:style-name="P2">bed, I looked to be fading in and out of consciousness, as conversations</text:p>
      <text:p text:style-name="P2">between doctors, nurses, my wife, and mother bled into one another like</text:p>
      <text:p text:style-name="P2">white noise. They had no clue that I was wide awake the whole time,</text:p>
      <text:p text:style-name="P2">listening to my wounded heart beat, and smiling inside. Knowing I finally</text:p>
      <text:p text:style-name="P2"><text:soft-page-break/>had definitive, scientific proof that I was as uncommon as any motherfucker</text:p>
      <text:p text:style-name="P2">who has ever lived.</text:p>
      <text:p text:style-name="P2">CHALLENGE #9</text:p>
      <text:p text:style-name="P2">This one’s for the unusual motherfuckers in this world. A lot of people</text:p>
      <text:p text:style-name="P2">think that once they reach a certain level of status, respect, or success, that</text:p>
      <text:p text:style-name="P2">they’ve made it in life. I’m here to tell you that you always have to find</text:p>
      <text:p text:style-name="P2">more. Greatness is not something that if you meet it once it stays with you</text:p>
      <text:p text:style-name="P2">forever. That shit evaporates like a flash of oil in a hot pan.</text:p>
      <text:p text:style-name="P2">If you truly want to become uncommon amongst the uncommon, it will</text:p>
      <text:p text:style-name="P2">require sustaining greatness for a long period of time. It requires staying in</text:p>
      <text:p text:style-name="P2">constant pursuit and putting out unending effort. This may sound appealing</text:p>
      <text:p text:style-name="P2">but will require everything you have to give and then some. Believe me,</text:p>
      <text:p text:style-name="P2">this is not for everyone because it will demand singular focus and may</text:p>
      <text:p text:style-name="P2">upset the balance in your life.</text:p>
      <text:p text:style-name="P2">That’s what it takes to become a true overachiever, and if you are already</text:p>
      <text:p text:style-name="P2">surrounded by people who are at the top of their game, what are you going</text:p>
      <text:p text:style-name="P2">to do differently to stand out? It’s easy to stand out amongst everyday</text:p>
      <text:p text:style-name="P2">people and be a big fish in a small pond. It is a much more difficult task</text:p>
      <text:p text:style-name="P2">when you are a wolf surrounded by wolves.</text:p>
      <text:p text:style-name="P2">This means not only getting into Wharton Business School, but being</text:p>
      <text:p text:style-name="P2">ranked #1 in your class. It means not just graduating BUD/S, but becoming</text:p>
      <text:p text:style-name="P2">Enlisted Honor Man in Army Ranger School then going out and finishing</text:p>
      <text:p text:style-name="P2">Badwater.</text:p>
      <text:p text:style-name="P2">Torch the complacency you feel gathering around you, your coworkers, and</text:p>
      <text:p text:style-name="P2">teammates in that rare air. Continue to put obstacles in front of yourself,</text:p>
      <text:p text:style-name="P2">because that’s where you’ll find the friction that will help you grow even</text:p>
      <text:p text:style-name="P2">stronger. Before you know it, you will stand alone.</text:p>
      <text:p text:style-name="P2">#canthurtme #uncommonamongstuncomm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8-10T17:16:28.720000000</dc:date>
    <meta:editing-duration>PT2M34S</meta:editing-duration>
    <meta:editing-cycles>2</meta:editing-cycles>
    <meta:document-statistic meta:table-count="0" meta:image-count="0" meta:object-count="0" meta:page-count="16" meta:paragraph-count="757" meta:word-count="9543" meta:character-count="51343" meta:non-whitespace-character-count="42567"/>
  </office:meta>
</office:document-meta>
</file>